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5008" officeooo:paragraph-rsid="00015008"/>
    </style:style>
    <style:style style:name="P2" style:family="paragraph" style:parent-style-name="Standard">
      <style:text-properties officeooo:rsid="000168c2" officeooo:paragraph-rsid="000168c2"/>
    </style:style>
    <style:style style:name="P3" style:family="paragraph" style:parent-style-name="Standard">
      <style:text-properties officeooo:rsid="0001cc96" officeooo:paragraph-rsid="0001cc96"/>
    </style:style>
    <style:style style:name="P4" style:family="paragraph" style:parent-style-name="Standard">
      <style:text-properties officeooo:rsid="0001e113" officeooo:paragraph-rsid="0001e113"/>
    </style:style>
    <style:style style:name="P5" style:family="paragraph" style:parent-style-name="Standard">
      <style:text-properties officeooo:rsid="0001e113" officeooo:paragraph-rsid="0003efbd"/>
    </style:style>
    <style:style style:name="P6" style:family="paragraph" style:parent-style-name="Standard">
      <style:text-properties officeooo:rsid="0003efbd" officeooo:paragraph-rsid="0003efbd"/>
    </style:style>
    <style:style style:name="P7" style:family="paragraph" style:parent-style-name="Standard">
      <style:text-properties officeooo:rsid="0003efbd" officeooo:paragraph-rsid="0005e83b"/>
    </style:style>
    <style:style style:name="P8" style:family="paragraph" style:parent-style-name="Standard">
      <style:text-properties officeooo:rsid="0005dc13" officeooo:paragraph-rsid="0005dc13"/>
    </style:style>
    <style:style style:name="P9" style:family="paragraph" style:parent-style-name="Standard">
      <style:text-properties officeooo:rsid="0005dc13" officeooo:paragraph-rsid="0005e83b"/>
    </style:style>
    <style:style style:name="P10" style:family="paragraph" style:parent-style-name="Standard">
      <style:text-properties officeooo:rsid="0005e83b" officeooo:paragraph-rsid="0005e83b"/>
    </style:style>
    <style:style style:name="P11" style:family="paragraph" style:parent-style-name="Standard">
      <style:text-properties officeooo:rsid="00070645" officeooo:paragraph-rsid="00070645"/>
    </style:style>
    <style:style style:name="P12" style:family="paragraph" style:parent-style-name="Standard">
      <style:text-properties officeooo:rsid="0005dc13" officeooo:paragraph-rsid="0005dc13"/>
    </style:style>
    <style:style style:name="P13" style:family="paragraph" style:parent-style-name="Standard">
      <style:text-properties officeooo:rsid="0005dc13" officeooo:paragraph-rsid="0003efbd"/>
    </style:style>
    <style:style style:name="P14" style:family="paragraph" style:parent-style-name="Standard">
      <style:text-properties officeooo:rsid="0009dea2" officeooo:paragraph-rsid="0009dea2"/>
    </style:style>
    <style:style style:name="P15" style:family="paragraph" style:parent-style-name="Standard">
      <style:text-properties officeooo:rsid="0009dea2" officeooo:paragraph-rsid="000c3555"/>
    </style:style>
    <style:style style:name="P16" style:family="paragraph" style:parent-style-name="Standard">
      <style:text-properties officeooo:rsid="000c3555" officeooo:paragraph-rsid="000c3555"/>
    </style:style>
    <style:style style:name="T1" style:family="text">
      <style:text-properties officeooo:rsid="000168c2"/>
    </style:style>
    <style:style style:name="T2" style:family="text">
      <style:text-properties style:text-position="super 58%"/>
    </style:style>
    <style:style style:name="T3" style:family="text">
      <style:text-properties officeooo:rsid="0001cc96"/>
    </style:style>
    <style:style style:name="T4" style:family="text">
      <style:text-properties officeooo:rsid="0001e113"/>
    </style:style>
    <style:style style:name="T5" style:family="text">
      <style:text-properties officeooo:rsid="0002bd8c"/>
    </style:style>
    <style:style style:name="T6" style:family="text">
      <style:text-properties officeooo:rsid="0003efbd"/>
    </style:style>
    <style:style style:name="T7" style:family="text">
      <style:text-properties officeooo:rsid="0005dc13"/>
    </style:style>
    <style:style style:name="T8" style:family="text">
      <style:text-properties officeooo:rsid="0005e83b"/>
    </style:style>
    <style:style style:name="T9" style:family="text">
      <style:text-properties officeooo:rsid="00070645"/>
    </style:style>
    <style:style style:name="T10" style:family="text">
      <style:text-properties officeooo:rsid="00085f8b"/>
    </style:style>
    <style:style style:name="T11" style:family="text">
      <style:text-properties officeooo:rsid="00091e02"/>
    </style:style>
    <style:style style:name="T12" style:family="text">
      <style:text-properties officeooo:rsid="0009dea2"/>
    </style:style>
    <style:style style:name="T13" style:family="text">
      <style:text-properties officeooo:rsid="000c35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1.</text:span><text:span text:style-name="T1">1.a.</text:span> <text:span text:style-name="T1">Direcciones de 32 bits (EIP == PC es de 32 bits), mínima unidad direccionable 1 byte.</text:span></text:p>
      <text:p text:style-name="P2"><text:span text:style-name="T6">1.</text:span>1.b. 8 registros de propósito general, de 32 bits cada uno.</text:p>
      <text:p text:style-name="P2"><text:span text:style-name="T6">1.</text:span>1.c. La sección 3.4. indica “EIP (instruction pointer) register. The EIP register contains a 32-bit pointer to the next instruction to be executed”. <text:span text:style-name="T3">En concreto, guarda un offset relativo al inicio del segmento en el que se están leyendo las instrucciones del programa actual.</text:span> El EIP debe tener ese tamaño precisamente porque a partir de este valor se debe direccionar a memoria.</text:p>
      <text:p text:style-name="P2"/>
      <text:p text:style-name="P2"><text:span text:style-name="T6">1.</text:span>2.a. <text:span text:style-name="T3">El registro tiene 32 bits. La sección 3.4.3 indica “The 32-bit EFLAGS register […]”.</text:span></text:p>
      <text:p text:style-name="P3"><text:span text:style-name="T6">1.</text:span>2.b. </text:p>
      <text:p text:style-name="P3">- Overflow Flag (OF) en posición 11 – Indica si la última operación aritmética realizada resultó en Overflow.</text:p>
      <text:p text:style-name="P3">- Sign Flag (SF) en posición 7 - Indica si la última operación aritmética realizada resultó en un valor positivo (0) o negativo (1).</text:p>
      <text:p text:style-name="P2">- <text:span text:style-name="T3">Interrupt Enable Flag (IF) en posición 9 – Indica que la CPU está lista para recibir una nueva interrupción.</text:span></text:p>
      <text:p text:style-name="P3"><text:span text:style-name="T6">1.</text:span>2.c. La sección 3.4.3.4 “RFLAGS Register in 64-Bit Mode” indica: “In 64-bit mode, EFLAGS is extended to 64 bits and called RFLAGS. The upper 32 bits of RFLAGS register is reserved. The lower 32 bits of RFLAGS is the same as EFLAGS”. El registro no es el mismo, tiene un tamaño de 64 bits, pero funcionalmente es equivalente a EFLAGS. Los 32 bits menos significativos de RFLAGS son utilizados como se utilizan a los 32 bits en EFLAGS.</text:p>
      <text:p text:style-name="P3"/>
      <text:p text:style-name="P3"><text:span text:style-name="T6">1.</text:span>3<text:span text:style-name="T2">.</text:span>.a.<text:span text:style-name="T4">1.</text:span> <text:span text:style-name="T4">La pila es necesario para llamados a subrutinas y para pasar parámetros entre subrutinas, </text:span><text:span text:style-name="T10">y para almacenar variables locales.</text:span><text:span text:style-name="T4"> Se ubica en la memoria principal.</text:span></text:p>
      <text:p text:style-name="P4"><text:span text:style-name="T6">1.</text:span>3.a.2. El registro ESP apunta a la ú<text:span text:style-name="T11">ltima posición del stack</text:span>. <text:span text:style-name="T5">El registro EBP sirve para almacenar una posición fija del stack al momento del llamado de una subrutina. A partir de esta posición se almacenan las variables y paramétros de la subrutina. Luego la dirección de memoria en EBP puede utilizarse para salir de la subrutina con la instrucción RET. En cuanto a las consideraciones en su uso, podemos destacar que no sería buena idea sobreescribir el valor en ESP (que se incrementa y decrementa solo, al hacer PUSH o POP), y que las subrutinas deberían setear el valor de EBP en el de ESP apenas son llamadas, para que apunte al return-instruction pointer.</text:span></text:p>
      <text:p text:style-name="P4"><text:span text:style-name="T6">1.</text:span>3.b. <text:span text:style-name="T5">El registro que se pushea es el EIP (program counter), y la posición de memoria a la que se pushea pasa a llamarse return-instruction pointer. Esto sirve para que luego de la ejecución de la subrutina pueda reestablecerse el valor de EIP.</text:span></text:p>
      <text:p text:style-name="P4"><text:span text:style-name="T6">1.</text:span>3.c. <text:span text:style-name="T5">El RET </text:span><text:span text:style-name="T6">debería poppear el return-instruction pointer, reestableciendo la ejecución de la rútina que hizo el llamado a la subrutina. “Debería” porque es el programador quien tiene que asegurarse de que el ESP esté apuntando a la return-instruction pointer al momento de ejecutar RET.</text:span></text:p>
      <text:p text:style-name="P4"><text:span text:style-name="T6">1.</text:span>3.d. <text:span text:style-name="T6">Ver 3.a.2. y 3.c. El programador puede asegurarlo:</text:span></text:p>
      <text:p text:style-name="P4">- <text:span text:style-name="T6">Guardando en EBP al valor en ESP inmediatamente después del llamado a una subrutina.</text:span></text:p>
      <text:p text:style-name="P4">- <text:span text:style-name="T6">Guardando en ESP al valor en EDP inmediatamente antes de realizar un RET.</text:span></text:p>
      <text:p text:style-name="P5">3.e. <text:span text:style-name="T6">De acuerdo a la figura 6.1., “The Stack Can Be 16 or 32 Bits Wide” en referencia a IA-32, </text:span><text:span text:style-name="T11">con 32 bits por defecto</text:span><text:span text:style-name="T6">. Según la sección 6.2.5, en 64 bits el ancho siempre es de 64 bits.</text:span></text:p>
      <text:p text:style-name="P4"><text:span text:style-name="T6">1.</text:span>3.f. <text:span text:style-name="T6">Pensamos que EBP paracería ser usado como lo es por pura convención en el sentido de que ninguna de las instrucciones importantes para el llamado de subrutinas que estuvimos analizando utilizan EBP directamente. En principio podría usarse a EBP como un registro de propósito general, y a su vez podría usarse a cualquier registro de propósito general como se utiliza a EBP.</text:span></text:p>
      <text:p text:style-name="P4"/>
      <text:p text:style-name="P6">2.4.</text:p>
      <text:p text:style-name="P8">ADD. </text:p>
      <text:p text:style-name="P8">a. 2 operandos de tipo registro/memoria (operando 1) – inmediato/registro/memoria (operado 2), de 8 a 64 bits.</text:p>
      <text:p text:style-name="P8">b. Suma primer y segundo operando, lo guarda en el primero (sea en el registro o en la posición de memoria que corresponda).</text:p>
      <text:p text:style-name="P8"><text:soft-page-break/>c. ADD AX, 2; ADD [<text:span text:style-name="T12">0xFF</text:span>], 1</text:p>
      <text:p text:style-name="P13">DEC</text:p>
      <text:p text:style-name="P10">a. 1 operando de tipo registro/memoria, de 8 a 64 bits.</text:p>
      <text:p text:style-name="P10">b. Decrementa el valor en 1 preservando el estado de los flags.</text:p>
      <text:p text:style-name="P10">c. DEC RAX; DEC [16h]</text:p>
      <text:p text:style-name="P13">MOV</text:p>
      <text:p text:style-name="P10">a. 2 operandos de tipo registro/memoria (operando 1) – inmedianto/registro/memoria (operando 2) de igual tamaño, de 8 a 64 bits.</text:p>
      <text:p text:style-name="P10">b. Mueve el valor en el operando 2 al operando 1.</text:p>
      <text:p text:style-name="P10">c. MOV RAX AX; MOV AX RAX; MOV RAX 1; MOV [RAX] RAX</text:p>
      <text:p text:style-name="P7"><text:span text:style-name="T7">JE/</text:span><text:span text:style-name="T9">JZ</text:span></text:p>
      <text:p text:style-name="P11">a. 1 operando de tipo inmediato (el offset “cercano”, near, respecto a la instrucción) de 16 o 32 bits.</text:p>
      <text:p text:style-name="P11">b. Suma el operando al EIP, efectivamente realizando un salto en la ejecución de las instrucciones, si el flag <text:s/>ZF está alto (como resultado de un CMP o de una operación aritmética).</text:p>
      <text:p text:style-name="P11">c. JZ 1; JZ 34; JE 452; JZ 0</text:p>
      <text:p text:style-name="P9"><text:span text:style-name="T8">2.4.d. </text:span><text:span text:style-name="T9">No hay.</text:span></text:p>
      <text:p text:style-name="P9"/>
      <text:p text:style-name="P14">3.a.</text:p>
      <text:p text:style-name="P15"><text:span text:style-name="T13">Ver archivo holamundo.asm</text:span>.</text:p>
      <text:p text:style-name="P15">3.b.</text:p>
      <text:p text:style-name="P15"><text:span text:style-name="T13">Ver archivo holamundo.asm.</text:span></text:p>
      <text:p text:style-name="P14">3.c.</text:p>
      <text:p text:style-name="P14"><text:a xlink:type="simple" xlink:href="https://git.exactas.uba.ar/tbossi/oc2g17" text:style-name="Internet_20_link" text:visited-style-name="Visited_20_Internet_20_Link">https://git.exactas.uba.ar/tbossi/oc2g17</text:a></text:p>
      <text:p text:style-name="P16">3.d.</text:p>
      <text:p text:style-name="P16">Hecho en la consola.</text:p>
      <text:p text:style-name="P16">3.e.</text:p>
      <text:p text:style-name="P16">Ver archivo Makefi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9:19:49.127081183</meta:creation-date>
    <dc:date>2024-03-31T15:45:23.686275514</dc:date>
    <meta:editing-duration>PT1H32M30S</meta:editing-duration>
    <meta:editing-cycles>2</meta:editing-cycles>
    <meta:generator>LibreOffice/7.6.6.3$Linux_X86_64 LibreOffice_project/60$Build-3</meta:generator>
    <meta:document-statistic meta:table-count="0" meta:image-count="0" meta:object-count="0" meta:page-count="2" meta:paragraph-count="46" meta:word-count="817" meta:character-count="4698" meta:non-whitespace-character-count="3920"/>
  </office:meta>
</office:document-meta>
</file>